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paragraph-properties fo:margin-left="0in" fo:margin-right="0in" fo:text-indent="0in" style:auto-text-indent="false">
        <style:tab-stops/>
      </style:paragraph-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6_optional<text:tab/>nonlocal, MDM...</text:p>
      <text:p text:style-name="Standard"/>
      <text:p text:style-name="Standard"/>
      <text:p text:style-name="Standard">Spalling in steel reinf. Constructions. What are the differences?</text:p>
      <text:p text:style-name="Standard"/>
      <text:p text:style-name="Standard">The spalling effect observed also for steel-reinforced concrete has been explained by the accumulation of the circumferential stress around the reinforcement by Tepfers (Picture 8 from Experiment and Numerical Analysis of Spalling Effect in TRC Specimens). He introduced the assumption of damage along the ring as shown in Fig 9 (the same picture resource as above). Alternative assumption of plastic yielding within the tensile ring was presented by Martin. In the longitudinal direction both models derive the stress distribution from the mechanical bond between the reinforcement and matrix induced by the ribs. The development, whether radial tensile stresses can then be explained through the three dimensional stress state developing from the rib being pulled-out from the matrix. </text:p>
      <text:p text:style-name="Standard"/>
      <text:p text:style-name="Standard">While the cited work is primarily focused on the steel reinforcement equipped with ribs, the penetrated yarns studied here have relatively smooth bond contact to the matrix and the stress transfer is solely due to a chemical bond and friction. Still the performed tests evidently show that the ring stresses leading to longitudinal cracks develop also in this case. In order to illuminate the development of the ring stresses during the debonding process and to show the correspondence with the traditional models used for steel-reinforced concrete a detailed finite element simulation of the representative crack bridge was performed.</text:p>
      <text:p text:style-name="Standard"/>
      <text:p text:style-name="Standard"><text:tab/>5.1<text:tab/>Local</text:p>
      <text:p text:style-name="Standard">To assess the spalling in finite element simulations with local damage models, three fracture tests were analyzed using three different models on fine and coarse meshes. The models included in the study are</text:p>
      <text:list xml:id="list230217692" text:style-name="L1">
        <text:list-item>
          <text:p text:style-name="P1">the isotropic damage model with smooth Rankine-type definition of equivalent strain (IDM-R).</text:p>
        </text:list-item>
        <text:list-item>
          <text:p text:style-name="P1">the isotropic damage model with modified von Mises definition of equivalent strain (IDM-M).</text:p>
        </text:list-item>
        <text:list-item>
          <text:p text:style-name="P1">the anisotropic damage model based on the principle of energy equivalence and the microplane theory (MDM).</text:p>
          <text:p text:style-name="P2"><text:line-break/><text:line-break/>The results of the test show, that the isotropic damage model with the Rankine-type expression for equivalent strain is in general very sensitive to the mesh orientation. The results obtained with the isotropic damage model improve if the equivalent strain is computed according to the modified von Mises definition. The MDM, representing an advanced anisotropic damage formulation, gives in combination with fine meshes (both structured and unstructured ones)good predictions of the crack trajectories in almost all the tests. Mesh refinement often reduces sensitivity of the mesh orientation, but is not a universal remedy.</text:p>
        </text:list-item>
      </text:list>
      <text:p text:style-name="Standard"/>
      <text:p text:style-name="Standard"/>
      <text:p text:style-name="Standard"/>
      <text:p text:style-name="Standard"/>
      <text:p text:style-name="Standard"><text:tab/>5.2 <text:tab/>nonloc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Zhun Hoffmann</meta:initial-creator>
    <meta:creation-date>2008-11-26T12:00:31</meta:creation-date>
    <dc:date>2009-04-23T10:20:41</dc:date>
    <dc:creator>Zhun Hoffmann</dc:creator>
    <meta:editing-duration>PT06H50M10S</meta:editing-duration>
    <meta:editing-cycles>7</meta:editing-cycles>
    <meta:generator>OpenOffice.org/3.0$Linux OpenOffice.org_project/300m15$Build-9379</meta:generator>
    <meta:document-statistic meta:table-count="0" meta:image-count="0" meta:object-count="0" meta:page-count="1" meta:paragraph-count="11" meta:word-count="403" meta:character-count="2672"/>
    <meta:user-defined meta:name="Info 1"/>
    <meta:user-defined meta:name="Info 2"/>
    <meta:user-defined meta:name="Info 3"/>
    <meta:user-defined meta:name="Info 4"/>
  </office:meta>
</office:document-meta>
</file>